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97b" officeooo:paragraph-rsid="0002897b"/>
    </style:style>
    <style:style style:name="P2" style:family="paragraph" style:parent-style-name="Standard">
      <style:text-properties officeooo:rsid="00030b69" officeooo:paragraph-rsid="00030b69"/>
    </style:style>
    <style:style style:name="T1" style:family="text">
      <style:text-properties officeooo:rsid="00030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définit <text:span text:style-name="T1">d’abord la structure de liste pour stocker la composante connexe.</text:span></text:p>
      <text:p text:style-name="P2">listevide est un test de vacuité.</text:p>
      <text:p text:style-name="P2">makel est le constructeur il place l’entier au sommet de la liste.</text:p>
      <text:p text:style-name="P2">pop recupere la tete.</text:p>
      <text:p text:style-name="P2">sui renvoie le suivant.</text:p>
      <text:p text:style-name="P2">freel libère la mémoire.</text:p>
      <text:p text:style-name="P1"/>
      <text:p text:style-name="P2">change1 change la valeur d’une case dans la grille.</text:p>
      <text:p text:style-name="P1"/>
      <text:p text:style-name="P1">La gestion de la composante connexe ce fait en deux instances au niveaux d’une liste et de chaque case.</text:p>
      <text:p text:style-name="P2">Chaque case sait si elle appartient à la composante.</text:p>
      <text:p text:style-name="P2">A chaque instant la fonction composante met a jour la liste des case appartenant a la composante et met a jour ces dernière.</text:p>
      <text:p text:style-name="P2"/>
      <text:p text:style-name="P2">changeall applique change1 a chaque case de la liste.</text:p>
      <text:p text:style-name="P2"/>
      <text:p text:style-name="P2">win regarde si toute le case sont dans la composante.</text:p>
      <text:p text:style-name="P2"/>
      <text:p text:style-name="P2"/>
      <text:p text:style-name="P2">A chaque itération :</text:p>
      <text:p text:style-name="P2">-on demande une couleur</text:p>
      <text:p text:style-name="P2">-changeall(grille,composante(grille,liste),couleur)</text:p>
      <text:p text:style-name="P2">-win(grille,tail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2:01:48.429643653</meta:creation-date>
    <dc:date>2017-02-26T23:15:12.719669437</dc:date>
    <meta:editing-duration>PT11S</meta:editing-duration>
    <meta:editing-cycles>1</meta:editing-cycles>
    <meta:document-statistic meta:table-count="0" meta:image-count="0" meta:object-count="0" meta:page-count="1" meta:paragraph-count="16" meta:word-count="131" meta:character-count="792" meta:non-whitespace-character-count="677"/>
    <meta:generator>LibreOffice/5.1.4.2$Linux_X86_64 LibreOffice_project/10m0$Build-2</meta:generator>
  </office:meta>
</office:document-meta>
</file>